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0a1693" officeooo:paragraph-rsid="000a1693" style:font-weight-asian="bold" style:font-weight-complex="bold"/>
    </style:style>
    <style:style style:name="P2" style:family="paragraph" style:parent-style-name="Standard">
      <style:text-properties fo:font-weight="bold" officeooo:rsid="000b4298" officeooo:paragraph-rsid="000b4298" style:font-weight-asian="bold" style:font-weight-complex="bold"/>
    </style:style>
    <style:style style:name="P3" style:family="paragraph" style:parent-style-name="Standard">
      <style:text-properties officeooo:paragraph-rsid="000b4298"/>
    </style:style>
    <style:style style:name="P4" style:family="paragraph" style:parent-style-name="Standard">
      <style:text-properties officeooo:rsid="000bb6e7" officeooo:paragraph-rsid="000bb6e7"/>
    </style:style>
    <style:style style:name="P5" style:family="paragraph" style:parent-style-name="Standard">
      <style:text-properties officeooo:rsid="000d0ce0" officeooo:paragraph-rsid="000d0ce0"/>
    </style:style>
    <style:style style:name="P6" style:family="paragraph" style:parent-style-name="Standard">
      <style:text-properties officeooo:rsid="000ebd9d" officeooo:paragraph-rsid="000ebd9d"/>
    </style:style>
    <style:style style:name="P7" style:family="paragraph" style:parent-style-name="Standard">
      <style:paragraph-properties fo:text-align="start" style:justify-single-word="false"/>
      <style:text-properties officeooo:rsid="000ebd9d" officeooo:paragraph-rsid="000ebd9d"/>
    </style:style>
    <style:style style:name="P8" style:family="paragraph" style:parent-style-name="Standard">
      <style:paragraph-properties fo:text-align="start" style:justify-single-word="false"/>
      <style:text-properties officeooo:rsid="001026b8" officeooo:paragraph-rsid="001026b8"/>
    </style:style>
    <style:style style:name="P9" style:family="paragraph" style:parent-style-name="Standard" style:list-style-name="L1">
      <style:text-properties officeooo:rsid="000a1693" officeooo:paragraph-rsid="000a1693"/>
    </style:style>
    <style:style style:name="P10" style:family="paragraph" style:parent-style-name="Standard" style:list-style-name="L2">
      <style:text-properties officeooo:rsid="000bb6e7" officeooo:paragraph-rsid="000bb6e7"/>
    </style:style>
    <style:style style:name="P11" style:family="paragraph" style:parent-style-name="Standard" style:list-style-name="L3">
      <style:text-properties officeooo:rsid="000d0ce0" officeooo:paragraph-rsid="000d0ce0"/>
    </style:style>
    <style:style style:name="P12" style:family="paragraph" style:parent-style-name="Standard" style:list-style-name="L3">
      <style:text-properties officeooo:rsid="00131bd3" officeooo:paragraph-rsid="00131bd3"/>
    </style:style>
    <style:style style:name="P13" style:family="paragraph" style:parent-style-name="Standard" style:list-style-name="L4">
      <style:paragraph-properties fo:text-align="start" style:justify-single-word="false"/>
      <style:text-properties officeooo:rsid="000ebd9d" officeooo:paragraph-rsid="000ebd9d"/>
    </style:style>
    <style:style style:name="P14" style:family="paragraph" style:parent-style-name="Standard" style:list-style-name="L5">
      <style:paragraph-properties fo:text-align="start" style:justify-single-word="false"/>
      <style:text-properties officeooo:rsid="000ebd9d" officeooo:paragraph-rsid="000ebd9d"/>
    </style:style>
    <style:style style:name="P15" style:family="paragraph" style:parent-style-name="Standard" style:list-style-name="L6">
      <style:paragraph-properties fo:text-align="start" style:justify-single-word="false"/>
      <style:text-properties officeooo:rsid="000ebd9d" officeooo:paragraph-rsid="000ebd9d"/>
    </style:style>
    <style:style style:name="P16" style:family="paragraph" style:parent-style-name="Standard" style:list-style-name="L7">
      <style:paragraph-properties fo:text-align="start" style:justify-single-word="false"/>
      <style:text-properties officeooo:rsid="001026b8" officeooo:paragraph-rsid="001026b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83106199" text:style-name="L1">
        <text:list-item>
          <text:p text:style-name="P9">During the medieval period, African civilization developed in sub-Saharan west and east Africa.</text:p>
        </text:list-item>
        <text:list-item>
          <text:p text:style-name="P9">Trade brought important economic, cultural and religious influence to Africa.</text:p>
        </text:list-item>
        <text:list-item>
          <text:p text:style-name="P9">Civilizations and Empires that flourished.</text:p>
        </text:list-item>
      </text:list>
      <text:p text:style-name="P1"/>
      <text:p text:style-name="P2">West Africa – Ghana, Mali, and Songhai</text:p>
      <text:p text:style-name="P2">East Africa – Axum</text:p>
      <text:p text:style-name="P2">Southeast Africa – Zimbabwe</text:p>
      <text:p text:style-name="P3"/>
      <text:p text:style-name="P4">The kingdoms of Ghana Mali and Songhai Empire existed at different times during the Middle ages, but were all located in western Africa, south of the Sahara Desert, and near the Niger River.</text:p>
      <text:p text:style-name="P4"/>
      <text:p text:style-name="P4">Ghana – The oldest of the west African kingdoms – 300 to 1100 CE.</text:p>
      <text:list xml:id="list1106291328" text:style-name="L2">
        <text:list-item>
          <text:p text:style-name="P10">Used the trans-Saharan trade routes to trade gold, salt and ivory.</text:p>
        </text:list-item>
      </text:list>
      <text:p text:style-name="P4"/>
      <text:p text:style-name="P5">Mali – Replaced the kingdom of Ghana – 1230 to 1600 CE.</text:p>
      <text:list xml:id="list2712704509" text:style-name="L3">
        <text:list-item>
          <text:p text:style-name="P11">Wealthiest and most powerful leader is Mansa Musa.</text:p>
          <text:list>
            <text:list-item>
              <text:p text:style-name="P12">A devoutMuslim, spread Islam throughout North Africa.</text:p>
            </text:list-item>
            <text:list-item>
              <text:p text:style-name="P12">Ordered the construction of the great salt mosque.</text:p>
            </text:list-item>
          </text:list>
        </text:list-item>
        <text:list-item>
          <text:p text:style-name="P11">Originally practiced animism, along with local tribal religions.</text:p>
          <text:list>
            <text:list-item>
              <text:p text:style-name="P11">Beliefs that objects, places, and creatures all possess a distinct spiritual essence.</text:p>
            </text:list-item>
            <text:list-item>
              <text:p text:style-name="P11">Converted to Islam as it spreads through Africa.</text:p>
            </text:list-item>
          </text:list>
        </text:list-item>
        <text:list-item>
          <text:p text:style-name="P11">Ibn Battuta visited Mali and wrote about observing them practicing Islam and also some animistic culture.</text:p>
        </text:list-item>
      </text:list>
      <text:p text:style-name="P6">Songhai – Replaced the kingdom of Mali – 1400 to 1600 CE.</text:p>
      <text:list xml:id="list4006690497" text:style-name="L4">
        <text:list-item>
          <text:p text:style-name="P13">One of the largest Islamic empires in history.</text:p>
        </text:list-item>
        <text:list-item>
          <text:p text:style-name="P13">Home to the center of learning and trading : Timbuktu.</text:p>
        </text:list-item>
      </text:list>
      <text:p text:style-name="P7"/>
      <text:p text:style-name="P7"/>
      <text:p text:style-name="P7">Axum – African kingdom in East Africa located at the bottom of the Nile and near Ethiopia.</text:p>
      <text:list xml:id="list1456491383" text:style-name="L5">
        <text:list-item>
          <text:p text:style-name="P14">Rose to power from 200 – 500 CE.</text:p>
        </text:list-item>
        <text:list-item>
          <text:p text:style-name="P14">Became a great market in NorthEast Africa. Merchants traded with civilization</text:p>
        </text:list-item>
        <text:list-item>
          <text:p text:style-name="P14">Was a center of trade because of its location and developed economically.</text:p>
        </text:list-item>
      </text:list>
      <text:p text:style-name="P7"/>
      <text:p text:style-name="P7">Zimbabwe – Located in Southeastern Africa near the Zambezi and Limpopo and the Indian Ocean coast.</text:p>
      <text:list xml:id="list2193575389" text:style-name="L6">
        <text:list-item>
          <text:p text:style-name="P15">The great city of Zimbabwe was the capital of the prosperous Empire of Zimbabwe.</text:p>
          <text:list>
            <text:list-item>
              <text:p text:style-name="P15">Massive stone city.</text:p>
            </text:list-item>
          </text:list>
        </text:list-item>
        <text:list-item>
          <text:p text:style-name="P15">Utilized the Indian Ocean trade routes to connect with Asia.</text:p>
        </text:list-item>
      </text:list>
      <text:p text:style-name="P7"/>
      <text:p text:style-name="P8">Bantu means “People” and is the general name for many different people of Africa who speak more than 500 different languages.</text:p>
      <text:p text:style-name="P8">Bantu migrations are characterized by the widespread migration of people throughout eastern as western South Africa.</text:p>
      <text:list xml:id="list2123448983" text:style-name="L7">
        <text:list-item>
          <text:p text:style-name="P16">Has superior weapons that allowed them to dominate their districts.</text:p>
        </text:list-item>
        <text:list-item>
          <text:p text:style-name="P16">Lived peacefully.</text:p>
        </text:list-item>
        <text:list-item>
          <text:p text:style-name="P16">Bantu people mixed with Arabs in order to create the unique Swahilli language of that region.</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1T09:54:02.352708890</meta:creation-date>
    <dc:date>2023-05-03T09:52:34.497213158</dc:date>
    <meta:editing-duration>PT20M43S</meta:editing-duration>
    <meta:editing-cycles>5</meta:editing-cycles>
    <meta:generator>LibreOffice/7.3.7.2$Linux_X86_64 LibreOffice_project/30$Build-2</meta:generator>
    <meta:document-statistic meta:table-count="0" meta:image-count="0" meta:object-count="0" meta:page-count="1" meta:paragraph-count="33" meta:word-count="376" meta:character-count="2254" meta:non-whitespace-character-count="1921"/>
  </office:meta>
</office:document-meta>
</file>